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Standard" style:list-style-name="L2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imple ODF text document</text:h>
      <text:p text:style-name="P2">This is a simple ODF text document. Here, <text:span text:style-name="T1">bold</text:span>, <text:span text:style-name="T2">italics</text:span> and <text:span text:style-name="T3">underline</text:span> is tested.</text:p>
      <text:h text:style-name="P3" text:outline-level="2">This is a subsection</text:h>
      <text:p text:style-name="P2">This is the contents of the subsection</text:p>
      <text:list text:style-name="L2">
        <text:list-item>
          <text:p text:style-name="P4">Item one</text:p>
        </text:list-item>
        <text:list-item>
          <text:p text:style-name="P4">Item two</text:p>
        </text:list-item>
        <text:list-item>
          <text:p text:style-name="P4">Item three</text:p>
        </text:list-item>
      </text:list>
      <text:p text:style-name="P2"/>
      <text:p text:style-name="Standard">Här är ett stycke på svensk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Linus Ericson</meta:initial-creator>
    <meta:creation-date>2006-08-23T21:46:00</meta:creation-date>
    <dc:creator>Linus Ericson</dc:creator>
    <dc:date>2006-08-23T21:52:09</dc:date>
    <dc:language>sv-SE</dc:language>
    <meta:editing-cycles>3</meta:editing-cycles>
    <meta:editing-duration>PT6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41" meta:character-count="217"/>
  </office:meta>
</office:document-meta>
</file>